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ntrole de TESTES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e1</text:p>
          </table:table-cell>
          <table:table-cell office:value-type="string" calcext:value-type="string">
            <text:p>rede neural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e2</text:p>
          </table:table-cell>
          <table:table-cell office:value-type="string" calcext:value-type="string">
            <text:p>rede neural 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9:32:21.216879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7:41:13.304267513</meta:creation-date>
    <dc:date>2015-02-16T09:32:44.126468459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5" meta:object-count="0"/>
  </office:meta>
</office:document-meta>
</file>